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F00000377FA366899E9E700AC.png" manifest:media-type="image/png"/>
  <manifest:file-entry manifest:full-path="Pictures/10000201000002ED0000036CF9B0A0521E8D6741.png" manifest:media-type="image/png"/>
  <manifest:file-entry manifest:full-path="Pictures/10000201000002E30000036D35C3BD8E2FB0A1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6.702cm" svg:y="1.344cm" svg:width="8.943cm" svg:height="13.012cm" draw:z-index="2"><draw:image xlink:href="Pictures/10000201000002ED0000036CF9B0A0521E8D6741.png" xlink:type="simple" xlink:show="embed" xlink:actuate="onLoad" loext:mime-type="image/png"/></draw:frame><draw:frame draw:style-name="fr1" draw:name="Image43" text:anchor-type="paragraph" svg:x="8.629cm" svg:y="1.438cm" svg:width="9.488cm" svg:height="12.864cm" draw:z-index="1"><draw:image xlink:href="Pictures/10000201000002E30000036D35C3BD8E2FB0A126.png" xlink:type="simple" xlink:show="embed" xlink:actuate="onLoad" loext:mime-type="image/png"/></draw:frame><draw:frame draw:style-name="fr1" draw:name="Image42" text:anchor-type="paragraph" svg:x="-0.118cm" svg:y="1.542cm" svg:width="10.253cm" svg:height="12.903cm" draw:z-index="0"><draw:image xlink:href="Pictures/10000201000002EF00000377FA366899E9E700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00:24:39.913443791</meta:creation-date>
    <dc:date>2018-11-22T00:31:45.256532986</dc:date>
    <meta:editing-duration>PT7M5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1.3.2$Linux_X86_64 LibreOffice_project/10$Build-2</meta:generator>
  </office:meta>
</office:document-meta>
</file>